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e59" officeooo:paragraph-rsid="00130e59"/>
    </style:style>
    <style:style style:name="P2" style:family="paragraph" style:parent-style-name="Standard">
      <style:paragraph-properties fo:text-align="center" style:justify-single-word="false"/>
      <style:text-properties officeooo:rsid="00138936" officeooo:paragraph-rsid="00138936"/>
    </style:style>
    <style:style style:name="P3" style:family="paragraph" style:parent-style-name="Standard">
      <style:paragraph-properties fo:text-align="start" style:justify-single-word="false"/>
      <style:text-properties officeooo:rsid="00138936" officeooo:paragraph-rsid="00138936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8936" officeooo:paragraph-rsid="0013893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8936" officeooo:paragraph-rsid="0013893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8936" officeooo:paragraph-rsid="0013893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62a51" officeooo:paragraph-rsid="00162a5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391f" officeooo:paragraph-rsid="0019391f" style:font-weight-asian="normal" style:font-weight-complex="normal"/>
    </style:style>
    <style:style style:name="T1" style:family="text">
      <style:text-properties officeooo:rsid="001603f0"/>
    </style:style>
    <style:style style:name="T2" style:family="text">
      <style:text-properties officeooo:rsid="00162a51"/>
    </style:style>
    <style:style style:name="T3" style:family="text">
      <style:text-properties officeooo:rsid="001790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abaf"/>
    </style:style>
    <style:style style:name="T6" style:family="text">
      <style:text-properties officeooo:rsid="001c3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2">Anmol Agarwal</text:p>
      <text:p text:style-name="P3"/>
      <text:p text:style-name="P4">Salient Features</text:p>
      <text:p text:style-name="P5">1. Reads PDFs and stores them by paragraphs in db.</text:p>
      <text:p text:style-name="P5">2. Uses Vector Indexes to gather sentence embeddings.</text:p>
      <text:p text:style-name="P5">3. Takes in query and gets top 10 paragraphs with highest similarity score.</text:p>
      <text:p text:style-name="P5"><text:tab/>a. User can change limit for number of relevant paragraphs</text:p>
      <text:p text:style-name="P5"><text:tab/>b. <text:span text:style-name="T1">And it then outputs the documents in order of highest similarity (calculated as average of <text:tab/><text:tab/> <text:s text:c="3"/>similarity score for all paragraphs). Use queries to consolidate the documents.</text:span></text:p>
      <text:p text:style-name="P5"><text:span text:style-name="T1"><text:tab/>c. </text:span><text:span text:style-name="T2">This is the most basic implementation as needed.</text:span></text:p>
      <text:p text:style-name="P7">Now we talk about additional features which we can add:</text:p>
      <text:p text:style-name="P7">4. Use ChatGPT to summarize the relevant paragraphs for the user, so that they can also get summary for their query.</text:p>
      <text:p text:style-name="P7">5. Use different Sentence Feature Extractor through different model (probably OpenAI) and qualitatively compare the output.</text:p>
      <text:p text:style-name="P7">6. <text:span text:style-name="T3">Use ChatGPT or GPT4All to also summarize the documents in 1 line for the user and store in MyPDFs. If user asks for summary, just output the summary </text:span><text:span text:style-name="T6">of all documents</text:span><text:span text:style-name="T3">.</text:span></text:p>
      <text:p text:style-name="P7"/>
      <text:p text:style-name="P8">Will think if we can add more features like document clustering and more advanced queries like “Tell me about spring <text:span text:style-name="T4">in context of computer science</text:span>”, this will only get results from documents clustered under computer science and give info about spring framework for Java. Or “Tell me about spring <text:span text:style-name="T4">in context of nature”</text:span>, this will get results documents clustered under nature and give info about the spring season. <text:span text:style-name="T5">Otherwise this can be taken up in Project 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8:30:40.288017255</meta:creation-date>
    <dc:date>2023-10-15T18:48:56.291053448</dc:date>
    <meta:editing-duration>PT15M3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38" meta:character-count="1425" meta:non-whitespace-character-count="1192"/>
  </office:meta>
</office:document-meta>
</file>